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2047in"/>
    </style:style>
    <style:style style:name="co4" style:family="table-column">
      <style:table-column-properties fo:break-before="auto" style:column-width="3.5272in"/>
    </style:style>
    <style:style style:name="co5" style:family="table-column">
      <style:table-column-properties fo:break-before="auto" style:column-width="0.892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08in solid #000000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4" table:number-columns-repeated="3" table:default-cell-style-name="ce2"/>
        <table:table-row table:style-name="ro2">
          <table:table-cell table:style-name="ce1" office:value-type="string">
            <text:p>DF</text:p>
          </table:table-cell>
          <table:table-cell table:style-name="ce1" office:value-type="string">
            <text:p>Contraintes de valeurs</text:p>
          </table:table-cell>
          <table:table-cell table:style-name="ce1" office:value-type="string">
            <text:p>Contraintes de Multiplicité</text:p>
          </table:table-cell>
          <table:table-cell table:style-name="ce1" office:value-type="string">
            <text:p>Autres contraintes</text:p>
          </table:table-cell>
        </table:table-row>
        <table:table-row table:style-name="ro4">
          <table:table-cell office:value-type="string">
            <text:p>id_J → Nom, Prenom, Adresse, Date</text:p>
          </table:table-cell>
          <table:table-cell office:value-type="string">
            <text:p>gagnant Є {id_J1, idJ2, Undefined}</text:p>
          </table:table-cell>
          <table:table-cell table:number-columns-repeated="2"/>
        </table:table-row>
        <table:table-row table:style-name="ro4">
          <table:table-cell office:value-type="string">
            <text:p>phase, id_partie → id_J1, id_J2, gagnant, id_tour</text:p>
          </table:table-cell>
          <table:table-cell office:value-type="string">
            <text:p>0 ≤ X ≤ 7, 0 ≤ Y ≤ 7, 0 ≤ X' ≤ 7, 0 ≤ Y' ≤ 7</text:p>
          </table:table-cell>
          <table:table-cell table:number-columns-repeated="2"/>
        </table:table-row>
        <table:table-row table:style-name="ro4">
          <table:table-cell office:value-type="string">
            <text:p>phase, id_partie, id_tour → id_piece, couleur, x, y, x_prec, y_prec</text:p>
          </table:table-cell>
          <table:table-cell office:value-type="string">
            <text:p>couleur Є <text:s/>{ noir, blanc }</text:p>
          </table:table-cell>
          <table:table-cell table:number-columns-repeated="2"/>
        </table:table-row>
        <table:table-row table:style-name="ro4">
          <table:table-cell office:value-type="string">
            <text:p>phase, id_partie,id_J → couleur</text:p>
          </table:table-cell>
          <table:table-cell office:value-type="string">
            <text:p>switch (id_piece) { -case (roi) – case(dame) …}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<text:s/></text:p>
          </table:table-cell>
          <table:table-cell table:number-columns-repeated="2"/>
        </table:table-row>
        <table:table-row table:style-name="ro4">
          <table:table-cell office:value-type="string">
            <text:p>Version Vendredi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id_J → Nom, Prenom, Adresse, Date</text:p>
          </table:table-cell>
          <table:table-cell table:number-columns-repeated="3"/>
        </table:table-row>
        <table:table-row table:style-name="ro4">
          <table:table-cell office:value-type="string">
            <text:p>phase, id_partie → id_J1, id_J2, gagnant</text:p>
          </table:table-cell>
          <table:table-cell office:value-type="string">
            <text:p>gagnant Є {id_J1, idJ2, Undefined}</text:p>
          </table:table-cell>
          <table:table-cell office:value-type="string">
            <text:p>Un rencontre a 2 joueurs et un gagnant</text:p>
          </table:table-cell>
          <table:table-cell/>
        </table:table-row>
        <table:table-row table:style-name="ro4">
          <table:table-cell office:value-type="string">
            <text:p>id_J , id_partie, id_phase → couleur</text:p>
          </table:table-cell>
          <table:table-cell/>
          <table:table-cell table:style-name="Default"/>
          <table:table-cell office:value-type="string">
            <text:p>Dans une rencontre les 2 joueurs ne peuvent pas partager la même couleur</text:p>
          </table:table-cell>
        </table:table-row>
        <table:table-row table:style-name="ro4">
          <table:table-cell office:value-type="string">
            <text:p>id_phase, id_partie, id_tour → id_piece</text:p>
          </table:table-cell>
          <table:table-cell/>
          <table:table-cell office:value-type="string">
            <text:p>A chaque tour on bouge une pièce</text:p>
          </table:table-cell>
          <table:table-cell/>
        </table:table-row>
        <table:table-row table:style-name="ro4">
          <table:table-cell office:value-type="string">
            <text:p>id_piece → couleur, x, y, preX, preY</text:p>
          </table:table-cell>
          <table:table-cell office:value-type="string">
            <text:p>0 ≤ X ≤ 7, 0 ≤ Y ≤ 7, 0 ≤ X' ≤ 7, 0 ≤ Y' ≤ 7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couleur Є <text:s/>{ noir, blanc }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switch (id_piece) { -case (roi) – case(dame) …}</text:p>
          </table:table-cell>
          <table:table-cell table:number-columns-repeated="2"/>
        </table:table-row>
        <table:table-row table:style-name="ro4" table:number-rows-repeated="24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5/07/2013</text:date>, <text:time>09:3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</meta:initial-creator>
    <meta:creation-date>2013-04-15T18:49:31</meta:creation-date>
    <dc:date>2013-05-07T09:35:58</dc:date>
    <meta:editing-duration>PT27M50S</meta:editing-duration>
    <meta:editing-cycles>5</meta:editing-cycles>
    <meta:generator>OpenOffice.org/3.3$Unix OpenOffice.org_project/330m20$Build-9567</meta:generator>
    <meta:document-statistic meta:table-count="3" meta:cell-count="26" meta:object-count="0"/>
  </office:meta>
</office:document-meta>
</file>